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ru" fo:country="RU" officeooo:paragraph-rsid="000037f6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ru" fo:country="RU" officeooo:rsid="000223de" officeooo:paragraph-rsid="000223de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ru" fo:country="RU" officeooo:rsid="000223de" officeooo:paragraph-rsid="000037f6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0223de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12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bb66f" officeooo:paragraph-rsid="000bb66f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40467" officeooo:paragraph-rsid="00040467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9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3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.1189in" fo:margin-bottom="0.1189in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4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4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2f4c7" officeooo:paragraph-rsid="0012f4c7" style:font-size-asian="20pt" style:font-weight-asian="normal" style:font-size-complex="20pt" style:font-weight-complex="normal"/>
    </style:style>
    <style:style style:name="P43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44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55c86" style:font-size-asian="12pt" style:font-size-complex="12pt"/>
    </style:style>
    <style:style style:name="P46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officeooo:rsid="0008858f"/>
    </style:style>
    <style:style style:name="T5" style:family="text">
      <style:text-properties officeooo:rsid="0009e7a7"/>
    </style:style>
    <style:style style:name="T6" style:family="text">
      <style:text-properties fo:font-size="12pt" fo:font-weight="normal" officeooo:rsid="0009e7a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b72b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bb66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b72bd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0cd53a"/>
    </style:style>
    <style:style style:name="T12" style:family="text">
      <style:text-properties officeooo:rsid="00110f07"/>
    </style:style>
    <style:style style:name="T13" style:family="text">
      <style:text-properties officeooo:rsid="0012578a"/>
    </style:style>
    <style:style style:name="T14" style:family="text">
      <style:text-properties officeooo:rsid="000037f6"/>
    </style:style>
    <style:style style:name="T15" style:family="text">
      <style:text-properties officeooo:rsid="0014e732"/>
    </style:style>
    <style:style style:name="T16" style:family="text">
      <style:text-properties officeooo:rsid="00155c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41"/>
      <text:p text:style-name="P41"/>
      <text:p text:style-name="P41"/>
      <text:p text:style-name="P41"/>
      <text:p text:style-name="P41"/>
      <text:p text:style-name="P31"><text:span text:style-name="T3">Л</text:span><text:span text:style-name="T2">абораторная работа №4.</text:span></text:p>
      <text:p text:style-name="P42">Работа со стеком.</text:p>
      <text:p text:style-name="P43"/>
      <text:p text:style-name="P43"/>
      <text:p text:style-name="P43"/>
      <text:p text:style-name="P43"/>
      <text:p text:style-name="P29"/>
      <text:p text:style-name="P29"/>
      <text:p text:style-name="P29"/>
      <text:p text:style-name="P29"><text:span text:style-name="T14">Р</text:span>аботу выполнил: Романов Алексей</text:p>
      <text:p text:style-name="P29">группа ИУ7-33Б</text:p>
      <text:p text:style-name="P32"/>
      <text:p text:style-name="P32"/>
      <text:p text:style-name="P32"/>
      <text:p text:style-name="P44">МГТУ им. Баумана</text:p>
      <text:p text:style-name="P31">2019</text:p>
      <text:p text:style-name="P30"><text:soft-page-break/><text:span text:style-name="T1">Условие задачи</text:span><text:line-break/>Создать программу работы со стеком, выполняющую операции добавление, удаления элементов и вывод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массив свободных областей (адресов освобождаемых элементов) с выводом его на экран. <text:span text:style-name="T16">Вывести результаты сравнения двух стеков (кол-во занимаемой памяти, время выполнения операций)</text:span><text:line-break/><text:line-break/><text:span text:style-name="T1">Техническое задание</text:span></text:p>
      <text:p text:style-name="P23">Реализовать операции работы со стеком, который представлен в виде массива и в виде списка, оценить преимущества и недостатки каждой реализации. <text:span text:style-name="T11">Найти путь в лабиринте с помощью стека. </text:span></text:p>
      <text:p text:style-name="P1"/>
      <text:p text:style-name="P12">Входные данные</text:p>
      <text:p text:style-name="P24">Пункты меню (при ручной работе со стеком), количество добавляемых и удаляемых элементов, карта с лабиринтом, <text:span text:style-name="T16">введенный элемент стека.</text:span></text:p>
      <text:p text:style-name="P2"/>
      <text:p text:style-name="P12">Выходные данные</text:p>
      <text:p text:style-name="P45">Текущее состояние стека, массив свободных областей, карта с лабиринтом и найденный путь в ней, <text:span text:style-name="T16">результаты сравнения двух стеков.</text:span></text:p>
      <text:p text:style-name="P2"/>
      <text:p text:style-name="P12">Возможные аварийные ситуации</text:p>
      <text:p text:style-name="P24">Некорректный ввод, невозможность найти путь в лабиринте.</text:p>
      <text:p text:style-name="P1"/>
      <text:p text:style-name="P7">Структуры данных</text:p>
      <text:p text:style-name="P2"/>
      <text:p text:style-name="P13">Структура <text:span text:style-name="T5">хранения л</text:span>абиринта</text:p>
      <text:p text:style-name="P17"/>
      <text:p text:style-name="P2">typedef struct maze</text:p>
      <text:p text:style-name="P2">{</text:p>
      <text:p text:style-name="P2"><text:s text:c="4"/>char **matrix;</text:p>
      <text:p text:style-name="P2"><text:s text:c="4"/>int x;</text:p>
      <text:p text:style-name="P2"><text:s text:c="4"/>int y;</text:p>
      <text:p text:style-name="P2"><text:s text:c="4"/>int i_enter;</text:p>
      <text:p text:style-name="P2"><text:s text:c="4"/>int j_enter;</text:p>
      <text:p text:style-name="P2">} maze_t;</text:p>
      <text:p text:style-name="P2"/>
      <text:p text:style-name="P3">matrix – указатель на матрицу, <text:span text:style-name="T5">хранящую</text:span> сам лабиринт</text:p>
      <text:p text:style-name="P3">x, y – количество столбцов и строк матрицы<text:line-break/>i_enter, j_enter – индексы, откуда начинается поиск пути</text:p>
      <text:p text:style-name="P2"/>
      <text:p text:style-name="P13"/>
      <text:p text:style-name="P13"><text:soft-page-break/></text:p>
      <text:p text:style-name="P13"/>
      <text:p text:style-name="P13">Структура стека, реализованного связанным списком:</text:p>
      <text:p text:style-name="P2"/>
      <text:p text:style-name="P2">typedef struct list_element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<text:s text:c="4"/>struct list_element *next_elem;</text:p>
      <text:p text:style-name="P2">} list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3">next_elem – указатель на следующий элемент связанного списка</text:p>
      <text:p text:style-name="P2"/>
      <text:p text:style-name="P2"/>
      <text:p text:style-name="P2">typedef struct list</text:p>
      <text:p text:style-name="P2">{</text:p>
      <text:p text:style-name="P2"><text:s text:c="4"/>list_element_t *ptr;</text:p>
      <text:p text:style-name="P2">} stack_list_t;</text:p>
      <text:p text:style-name="P2"/>
      <text:p text:style-name="P3">ptr – указатель на первый элемент списка</text:p>
      <text:p text:style-name="P2"/>
      <text:p text:style-name="P4"/>
      <text:p text:style-name="P13">Структура стека, реализованного массивом:</text:p>
      <text:p text:style-name="P12"/>
      <text:p text:style-name="P2">typedef struct array_elem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} array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2"/>
      <text:p text:style-name="P2">typedef struct array</text:p>
      <text:p text:style-name="P2">{</text:p>
      <text:p text:style-name="P2"><text:s text:c="4"/>array_element_t *ptr;</text:p>
      <text:p text:style-name="P2"><text:s text:c="4"/>int size;</text:p>
      <text:p text:style-name="P2">} stack_array_t;</text:p>
      <text:p text:style-name="P2"/>
      <text:p text:style-name="P3">ptr – указатель на начало массива</text:p>
      <text:p text:style-name="P3">size – размер массива</text:p>
      <text:p text:style-name="P3"/>
      <text:p text:style-name="P8"/>
      <text:p text:style-name="P8"><text:soft-page-break/></text:p>
      <text:p text:style-name="P8">Алгоритм </text:p>
      <text:p text:style-name="P27">Сначала формируется матрица, в которой хранится лабиринт. Если клетка, в которой в данный момент находится алгоритм, является развилкой, то эта клетка помещается в стек. Если алгоритм попадает в тупик, то из стека достается верхний элемент, и движение продолжается оттуда, то есть из последней развилки. Если стек пуст, то это признак того, что найти путь к выходу невозможно.</text:p>
      <text:p text:style-name="P34">Тесты</text:p>
      <text:p text:style-name="P33">Время</text:p>
      <text:p text:style-name="P28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Количество элементов</text:p>
          </table:table-cell>
          <table:table-cell table:style-name="Table1.A1" office:value-type="string">
            <text:p text:style-name="P35">Список</text:p>
          </table:table-cell>
          <table:table-cell table:style-name="Table1.C1" office:value-type="string">
            <text:p text:style-name="P35">Массив</text:p>
          </table:table-cell>
        </table:table-row>
        <table:table-row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7">12500 <text:span text:style-name="T15">тиков</text:span></text:p>
          </table:table-cell>
          <table:table-cell table:style-name="Table1.C2" office:value-type="string">
            <text:p text:style-name="P37">3650 <text:span text:style-name="T15">тиков</text:span></text:p>
          </table:table-cell>
        </table:table-row>
        <table:table-row>
          <table:table-cell table:style-name="Table1.A2" office:value-type="string">
            <text:p text:style-name="P35">100</text:p>
          </table:table-cell>
          <table:table-cell table:style-name="Table1.A2" office:value-type="string">
            <text:p text:style-name="P37">85000 <text:span text:style-name="T15">тиков</text:span></text:p>
          </table:table-cell>
          <table:table-cell table:style-name="Table1.C2" office:value-type="string">
            <text:p text:style-name="P37">28000 <text:span text:style-name="T15">тиков</text:span></text:p>
          </table:table-cell>
        </table:table-row>
        <table:table-row>
          <table:table-cell table:style-name="Table1.A2" office:value-type="string">
            <text:p text:style-name="P35">1000</text:p>
          </table:table-cell>
          <table:table-cell table:style-name="Table1.A2" office:value-type="string">
            <text:p text:style-name="P37">600000 <text:span text:style-name="T15">тиков</text:span></text:p>
          </table:table-cell>
          <table:table-cell table:style-name="Table1.C2" office:value-type="string">
            <text:p text:style-name="P37">290000 <text:span text:style-name="T15">тиков</text:span></text:p>
          </table:table-cell>
        </table:table-row>
      </table:table>
      <text:p text:style-name="P16"/>
      <text:p text:style-name="P21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Количество элементов</text:p>
          </table:table-cell>
          <table:table-cell table:style-name="Table2.A1" office:value-type="string">
            <text:p text:style-name="P35">Список</text:p>
          </table:table-cell>
          <table:table-cell table:style-name="Table2.C1" office:value-type="string">
            <text:p text:style-name="P35">Массив</text:p>
          </table:table-cell>
        </table:table-row>
        <table:table-row>
          <table:table-cell table:style-name="Table2.A2" office:value-type="string">
            <text:p text:style-name="P35">10</text:p>
          </table:table-cell>
          <table:table-cell table:style-name="Table2.A2" office:value-type="string">
            <text:p text:style-name="P37">7500 <text:span text:style-name="T15">тиков</text:span></text:p>
          </table:table-cell>
          <table:table-cell table:style-name="Table2.C2" office:value-type="string">
            <text:p text:style-name="P37">3150 <text:span text:style-name="T15">тиков</text:span></text:p>
          </table:table-cell>
        </table:table-row>
        <table:table-row>
          <table:table-cell table:style-name="Table2.A2" office:value-type="string">
            <text:p text:style-name="P35">100</text:p>
          </table:table-cell>
          <table:table-cell table:style-name="Table2.A2" office:value-type="string">
            <text:p text:style-name="P37">37000 <text:span text:style-name="T15">тиков</text:span></text:p>
          </table:table-cell>
          <table:table-cell table:style-name="Table2.C2" office:value-type="string">
            <text:p text:style-name="P37">25200 <text:span text:style-name="T15">тиков</text:span></text:p>
          </table:table-cell>
        </table:table-row>
        <table:table-row>
          <table:table-cell table:style-name="Table2.A2" office:value-type="string">
            <text:p text:style-name="P35">1000</text:p>
          </table:table-cell>
          <table:table-cell table:style-name="Table2.A2" office:value-type="string">
            <text:p text:style-name="P37">380000 <text:span text:style-name="T15">тиков</text:span></text:p>
          </table:table-cell>
          <table:table-cell table:style-name="Table2.C2" office:value-type="string">
            <text:p text:style-name="P37">250000 <text:span text:style-name="T15">тиков</text:span></text:p>
          </table:table-cell>
        </table:table-row>
      </table:table>
      <text:p text:style-name="P16"/>
      <text:p text:style-name="P21">Печать сте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Количество элементов</text:p>
          </table:table-cell>
          <table:table-cell table:style-name="Table3.A1" office:value-type="string">
            <text:p text:style-name="P35">Список</text:p>
          </table:table-cell>
          <table:table-cell table:style-name="Table3.C1" office:value-type="string">
            <text:p text:style-name="P35">Массив</text:p>
          </table:table-cell>
        </table:table-row>
        <table:table-row>
          <table:table-cell table:style-name="Table3.A2" office:value-type="string">
            <text:p text:style-name="P35">10</text:p>
          </table:table-cell>
          <table:table-cell table:style-name="Table3.A2" office:value-type="string">
            <text:p text:style-name="P37">240000 <text:span text:style-name="T15">тиков</text:span></text:p>
          </table:table-cell>
          <table:table-cell table:style-name="Table3.C2" office:value-type="string">
            <text:p text:style-name="P37">210000 <text:span text:style-name="T15">тиков</text:span></text:p>
          </table:table-cell>
        </table:table-row>
        <table:table-row>
          <table:table-cell table:style-name="Table3.A2" office:value-type="string">
            <text:p text:style-name="P35">100</text:p>
          </table:table-cell>
          <table:table-cell table:style-name="Table3.A2" office:value-type="string">
            <text:p text:style-name="P37">1500000 <text:span text:style-name="T15">тиков</text:span></text:p>
          </table:table-cell>
          <table:table-cell table:style-name="Table3.C2" office:value-type="string">
            <text:p text:style-name="P37">1490000 <text:span text:style-name="T15">тиков</text:span></text:p>
          </table:table-cell>
        </table:table-row>
        <table:table-row>
          <table:table-cell table:style-name="Table3.A2" office:value-type="string">
            <text:p text:style-name="P35">1000</text:p>
          </table:table-cell>
          <table:table-cell table:style-name="Table3.A2" office:value-type="string">
            <text:p text:style-name="P38">12<text:span text:style-name="T4">500</text:span>0<text:span text:style-name="T4">00 тиков</text:span></text:p>
          </table:table-cell>
          <table:table-cell table:style-name="Table3.C2" office:value-type="string">
            <text:p text:style-name="P38">13<text:span text:style-name="T4">000000 тиков</text:span></text:p>
          </table:table-cell>
        </table:table-row>
      </table:table>
      <text:p text:style-name="P46"/>
      <text:p text:style-name="P22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6">Количество элементов</text:p>
          </table:table-cell>
          <table:table-cell table:style-name="Table4.A1" office:value-type="string">
            <text:p text:style-name="P36">Список</text:p>
          </table:table-cell>
          <table:table-cell table:style-name="Table4.C1" office:value-type="string">
            <text:p text:style-name="P36">Массив</text:p>
          </table:table-cell>
        </table:table-row>
        <table:table-row>
          <table:table-cell table:style-name="Table4.A2" office:value-type="string">
            <text:p text:style-name="P36">10</text:p>
          </table:table-cell>
          <table:table-cell table:style-name="Table4.A2" office:value-type="string">
            <text:p text:style-name="P40">40 <text:span text:style-name="T15">тиков</text:span></text:p>
          </table:table-cell>
          <table:table-cell table:style-name="Table4.C2" office:value-type="string">
            <text:p text:style-name="P39">1<text:span text:style-name="T13">60 тиков</text:span></text:p>
          </table:table-cell>
        </table:table-row>
        <table:table-row>
          <table:table-cell table:style-name="Table4.A2" office:value-type="string">
            <text:p text:style-name="P36">100</text:p>
          </table:table-cell>
          <table:table-cell table:style-name="Table4.A2" office:value-type="string">
            <text:p text:style-name="P40">400 <text:span text:style-name="T15">тиков</text:span></text:p>
          </table:table-cell>
          <table:table-cell table:style-name="Table4.C2" office:value-type="string">
            <text:p text:style-name="P40">1600 <text:span text:style-name="T15">тиков</text:span></text:p>
          </table:table-cell>
        </table:table-row>
        <table:table-row>
          <table:table-cell table:style-name="Table4.A2" office:value-type="string">
            <text:p text:style-name="P36">1000</text:p>
          </table:table-cell>
          <table:table-cell table:style-name="Table4.A2" office:value-type="string">
            <text:p text:style-name="P40">4000 <text:span text:style-name="T15">тиков</text:span></text:p>
          </table:table-cell>
          <table:table-cell table:style-name="Table4.C2" office:value-type="string">
            <text:p text:style-name="P39">1<text:span text:style-name="T13">6000 тиков </text:span></text:p>
          </table:table-cell>
        </table:table-row>
      </table:table>
      <text:p text:style-name="P10"><text:soft-page-break/></text:p>
      <text:p text:style-name="P9">Выводы по проделанной работе</text:p>
      <text:p text:style-name="P9"><text:span text:style-name="T6">Стек, реализованный </text:span><text:span text:style-name="T7">связанным </text:span><text:span text:style-name="T6">списком, проигрывает как по памяти, так и по времени обработки. </text:span><text:span text:style-name="T7">Таким образом, можно сделать вывод, что если нужно реализовать такую структуру данных как стек, то лучше использовать массив, а не связанны список.</text:span></text:p>
      <text:p text:style-name="P11"/>
      <text:p text:style-name="P8">Контрольные вопросы</text:p>
      <text:p text:style-name="P18">Что такое стек?</text:p>
      <text:p text:style-name="P5"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6"/>
      <text:p text:style-name="P14">Каким образом и сколько памяти выделяется под хранение стека при различной его реализации?</text:p>
      <text:p text:style-name="P19"><text:span text:style-name="T9"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span><text:span text:style-name="T10"><text:line-break/></text:span><text:line-break/>Каким образом освобождается память при удалении элемента стека при различной реализации стека?</text:p>
      <text:p text:style-name="P25">При хранении стека связанным списком, верхний элемент удаляется путь освобождением памяти для него и смещения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13"/>
      <text:p text:style-name="P20">Что происходит с элементами стека при его просмотре?</text:p>
      <text:p text:style-name="P15"><text:span text:style-name="T8">Элементы стека уничтожаются, так как каждый раз достается верхний элемент стека.</text:span><text:line-break/><text:line-break/>Каким образом эффективнее реализовывать стек? От чего это зависит?</text:p>
      <text:p text:style-name="P26">Реализовывать стек эффективнее с помощью массива. Он выигрывает как во времени обработки, так и в количестве занимаемой памяти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 <text:span text:style-name="T12">Так же, если не известен размер стека, то в таком случае стоит использовать спис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0:23:06.474055264</dc:date>
    <meta:editing-duration>PT41M48S</meta:editing-duration>
    <meta:editing-cycles>13</meta:editing-cycles>
    <meta:generator>LibreOffice/6.0.7.3$Linux_X86_64 LibreOffice_project/00m0$Build-3</meta:generator>
    <meta:document-statistic meta:table-count="4" meta:image-count="0" meta:object-count="0" meta:page-count="5" meta:paragraph-count="125" meta:word-count="744" meta:character-count="5244" meta:non-whitespace-character-count="4545"/>
  </office:meta>
</office:document-meta>
</file>